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)" table:allow-empty-cell="true" table:display-list="unsorted" table:base-cell-address="Characters.J2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 office:value-type="string" calcext:value-type="string">
            <text:p>throw_speed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style-name="ce1" office:value-type="string" calcext:value-type="string">
            <text:p>normal_attack_projectile_speed</text:p>
          </table:table-cell>
          <table:table-cell table:style-name="ce1" office:value-type="string" calcext:value-type="string">
            <text:p>ability_projectile_speed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2" calcext:value-type="float">
            <text:p>1.2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5"/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b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bow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2" table:number-rows-repeated="1048547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0.1" calcext:value-type="float">
            <text:p>0.1</text:p>
          </table:table-cell>
          <table:table-cell table:style-name="ce9" office:value-type="float" office:value="0.08" calcext:value-type="float">
            <text:p>0.08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5" calcext:value-type="float">
            <text:p>0.0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3" calcext:value-type="float">
            <text:p>0.03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05" calcext:value-type="float">
            <text:p>0.00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2"/>
          <table:table-cell table:style-name="ce43"/>
          <table:table-cell table:style-name="ce9" table:number-columns-repeated="5"/>
          <table:table-cell table:number-columns-repeated="1005"/>
        </table:table-row>
        <table:table-row table:style-name="ro1">
          <table:table-cell table:style-name="ce9" office:value-type="string" calcext:value-type="string">
            <text:p>solon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9-04" calcext:value-type="date">
            <text:p>4-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3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day/>
      <number:text>-</number:text>
      <number:month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date-style style:name="N10155" number:language="en" number:country="US">
      <number:month number:textual="true"/>
      <number:text>-</number:text>
      <number:year/>
    </number:date-style>
    <number:number-style style:name="N1015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3P2" style:volatile="true" number:language="en" number:country="US">
      <number:text> </number:text>
      <number:fill-character> </number:fill-character>
      <number:text>- </number:text>
    </number:number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4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9P0"/>
    </number:currency-style>
    <number:number-style style:name="N1014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8P0"/>
    </number:number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54" number:language="en" number:country="US">
      <number:day/>
      <number:text>-</number:text>
      <number:month number:textual="true"/>
      <number:text>-</number:text>
      <number:year/>
    </number:date-style>
    <number:currency-style style:name="N1012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5P2" style:volatile="true" number:language="en" number:country="US">
      <number:currency-symbol/>
      <number:fill-character> </number:fill-character>
      <number:text>- </number:text>
    </number:currency-style>
    <number:text-style style:name="N10125" number:language="en" number:country="US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number-style style:name="N1014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2" number:language="en" number:country="US">
      <number:hours/>
      <number:text>:</number:text>
      <number:minutes number:style="long"/>
    </number:time-style>
    <number:currency-style style:name="N1013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date-style style:name="N10143" number:language="en" number:country="US">
      <number:day/>
      <number:text>-</number:text>
      <number:month number:textual="true"/>
    </number:date-style>
    <number:time-style style:name="N10144" number:language="en" number:country="US">
      <number:hours/>
      <number:text>:</number:text>
      <number:minute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21T19:00:35.319576888</dc:date>
    <meta:editing-duration>PT11H53M49S</meta:editing-duration>
    <meta:editing-cycles>145</meta:editing-cycles>
    <dc:creator>Mateu</dc:creator>
    <meta:document-statistic meta:table-count="2" meta:cell-count="1220" meta:object-count="0"/>
  </office:meta>
</office:document-meta>
</file>